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398in"/>
    </style:style>
    <style:style style:name="co2" style:family="table-column">
      <style:table-column-properties fo:break-before="auto" style:column-width="0.5161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0.928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5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" style:family="table-cell" style:parent-style-name="Pivot_20_Table_20_Field">
      <style:table-cell-properties fo:border="0.99pt solid #000000"/>
    </style:style>
    <style:style style:name="ce7" style:family="table-cell" style:parent-style-name="Pivot_20_Table_20_Category" style:data-style-name="N0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16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  <table:table-cell office:value-type="string" calcext:value-type="string">
            <text:p>Transferred Size (Byte)</text:p>
          </table:table-cell>
          <table:table-cell office:value-type="string" calcext:value-type="string">
            <text:p>Transfer Size (GB)</text:p>
          </table:table-cell>
        </table:table-row>
        <table:table-row table:style-name="ro1">
          <table:table-cell office:value-type="string" calcext:value-type="string">
            <text:p>Fri Mar 24 01:39:44 2023</text:p>
          </table:table-cell>
          <table:table-cell office:value-type="string" calcext:value-type="string">
            <text:p>Pareto</text:p>
          </table:table-cell>
          <table:table-cell office:value-type="float" office:value="0.01" calcext:value-type="float">
            <text:p>0.01</text:p>
          </table:table-cell>
          <table:table-cell office:value-type="float" office:value="233.513" calcext:value-type="float">
            <text:p>233.513</text:p>
          </table:table-cell>
          <table:table-cell office:value-type="float" office:value="0.142627630443359" calcext:value-type="float">
            <text:p>0.142627630443359</text:p>
          </table:table-cell>
          <table:table-cell office:value-type="float" office:value="1382400000" calcext:value-type="float">
            <text:p>1382400000</text:p>
          </table:table-cell>
          <table:table-cell table:formula="of:=[.F2]/1024/1024/1024" office:value-type="float" office:value="1.28746032714844" calcext:value-type="float">
            <text:p>1.28746032714844</text:p>
          </table:table-cell>
        </table:table-row>
        <table:table-row table:style-name="ro1">
          <table:table-cell office:value-type="string" calcext:value-type="string">
            <text:p>Fri Mar 24 01:40:47 2023</text:p>
          </table:table-cell>
          <table:table-cell office:value-type="string" calcext:value-type="string">
            <text:p>Pareto</text:p>
          </table:table-cell>
          <table:table-cell office:value-type="float" office:value="0.05" calcext:value-type="float">
            <text:p>0.05</text:p>
          </table:table-cell>
          <table:table-cell office:value-type="float" office:value="745.233" calcext:value-type="float">
            <text:p>745.233</text:p>
          </table:table-cell>
          <table:table-cell office:value-type="float" office:value="0.710804438557007" calcext:value-type="float">
            <text:p>0.710804438557007</text:p>
          </table:table-cell>
          <table:table-cell office:value-type="float" office:value="6998400000" calcext:value-type="float">
            <text:p>6998400000</text:p>
          </table:table-cell>
          <table:table-cell table:formula="of:=[.F3]/1024/1024/1024" office:value-type="float" office:value="6.51776790618897" calcext:value-type="float">
            <text:p>6.51776790618897</text:p>
          </table:table-cell>
        </table:table-row>
        <table:table-row table:style-name="ro1">
          <table:table-cell office:value-type="string" calcext:value-type="string">
            <text:p>Fri Mar 24 01:42:50 2023</text:p>
          </table:table-cell>
          <table:table-cell office:value-type="string" calcext:value-type="string">
            <text:p>Pareto</text:p>
          </table:table-cell>
          <table:table-cell office:value-type="float" office:value="0.05" calcext:value-type="float">
            <text:p>0.05</text:p>
          </table:table-cell>
          <table:table-cell office:value-type="float" office:value="619.674" calcext:value-type="float">
            <text:p>619.674</text:p>
          </table:table-cell>
          <table:table-cell office:value-type="float" office:value="0.710783396557007" calcext:value-type="float">
            <text:p>0.710783396557007</text:p>
          </table:table-cell>
          <table:table-cell office:value-type="float" office:value="6998400000" calcext:value-type="float">
            <text:p>6998400000</text:p>
          </table:table-cell>
          <table:table-cell table:formula="of:=[.F4]/1024/1024/1024" office:value-type="float" office:value="6.51776790618897" calcext:value-type="float">
            <text:p>6.51776790618897</text:p>
          </table:table-cell>
        </table:table-row>
        <table:table-row table:style-name="ro1">
          <table:table-cell office:value-type="string" calcext:value-type="string">
            <text:p>Fri Mar 24 01:44:53 2023</text:p>
          </table:table-cell>
          <table:table-cell office:value-type="string" calcext:value-type="string">
            <text:p>Pareto</text:p>
          </table:table-cell>
          <table:table-cell office:value-type="float" office:value="0.1" calcext:value-type="float">
            <text:p>0.1</text:p>
          </table:table-cell>
          <table:table-cell office:value-type="float" office:value="1192.02" calcext:value-type="float">
            <text:p>1192.02</text:p>
          </table:table-cell>
          <table:table-cell office:value-type="float" office:value="1.41198867511401" calcext:value-type="float">
            <text:p>1.41198867511401</text:p>
          </table:table-cell>
          <table:table-cell office:value-type="float" office:value="13996800000" calcext:value-type="float">
            <text:p>13996800000</text:p>
          </table:table-cell>
          <table:table-cell table:formula="of:=[.F5]/1024/1024/1024" office:value-type="float" office:value="13.0355358123779" calcext:value-type="float">
            <text:p>13.0355358123779</text:p>
          </table:table-cell>
        </table:table-row>
        <table:table-row table:style-name="ro1">
          <table:table-cell office:value-type="string" calcext:value-type="string">
            <text:p>Fri Mar 24 01:46:56 2023</text:p>
          </table:table-cell>
          <table:table-cell office:value-type="string" calcext:value-type="string">
            <text:p>Pareto</text:p>
          </table:table-cell>
          <table:table-cell office:value-type="float" office:value="0.1" calcext:value-type="float">
            <text:p>0.1</text:p>
          </table:table-cell>
          <table:table-cell office:value-type="float" office:value="1315.73" calcext:value-type="float">
            <text:p>1315.73</text:p>
          </table:table-cell>
          <table:table-cell office:value-type="float" office:value="1.41132802311401" calcext:value-type="float">
            <text:p>1.41132802311401</text:p>
          </table:table-cell>
          <table:table-cell office:value-type="float" office:value="13996800000" calcext:value-type="float">
            <text:p>13996800000</text:p>
          </table:table-cell>
          <table:table-cell table:formula="of:=[.F6]/1024/1024/1024" office:value-type="float" office:value="13.0355358123779" calcext:value-type="float">
            <text:p>13.0355358123779</text:p>
          </table:table-cell>
        </table:table-row>
        <table:table-row table:style-name="ro1">
          <table:table-cell office:value-type="string" calcext:value-type="string">
            <text:p>Fri Mar 24 01:50:00 2023</text:p>
          </table:table-cell>
          <table:table-cell office:value-type="string" calcext:value-type="string">
            <text:p>Pareto</text:p>
          </table:table-cell>
          <table:table-cell office:value-type="float" office:value="0.01" calcext:value-type="float">
            <text:p>0.01</text:p>
          </table:table-cell>
          <table:table-cell office:value-type="float" office:value="145.086" calcext:value-type="float">
            <text:p>145.086</text:p>
          </table:table-cell>
          <table:table-cell office:value-type="float" office:value="0.141841895443359" calcext:value-type="float">
            <text:p>0.141841895443359</text:p>
          </table:table-cell>
          <table:table-cell office:value-type="float" office:value="1382400000" calcext:value-type="float">
            <text:p>1382400000</text:p>
          </table:table-cell>
          <table:table-cell table:formula="of:=[.F7]/1024/1024/1024" office:value-type="float" office:value="1.28746032714844" calcext:value-type="float">
            <text:p>1.28746032714844</text:p>
          </table:table-cell>
        </table:table-row>
      </table:table>
      <table:table table:name="Pivot Table_out_1" table:style-name="ta1">
        <table:table-column table:style-name="co7" table:default-cell-style-name="ce3"/>
        <table:table-column table:style-name="co7" table:default-cell-style-name="ce7"/>
        <table:table-column table:style-name="co7" table:default-cell-style-name="ce11"/>
        <table:table-column table:style-name="co7" table:default-cell-style-name="ce15"/>
        <table:table-column table:style-name="co7" table:default-cell-style-name="ce19"/>
        <table:table-row table:style-name="ro1">
          <table:table-cell table:style-name="ce1"/>
          <table:table-cell table:style-name="ce5"/>
          <table:table-cell table:style-name="ce9" office:value-type="string" calcext:value-type="string">
            <text:p>Data</text:p>
          </table:table-cell>
          <table:table-cell table:style-name="ce13"/>
          <table:table-cell table:style-name="ce17"/>
        </table:table-row>
        <table:table-row table:style-name="ro1">
          <table:table-cell table:style-name="ce2" office:value-type="string" calcext:value-type="string">
            <text:p>Selectivity</text:p>
          </table:table-cell>
          <table:table-cell table:style-name="ce6" office:value-type="string" calcext:value-type="string">
            <text:p>Type</text:p>
          </table:table-cell>
          <table:table-cell table:style-name="ce10" office:value-type="string" calcext:value-type="string">
            <text:p>Median - Total Time (s)</text:p>
          </table:table-cell>
          <table:table-cell table:style-name="ce14" office:value-type="string" calcext:value-type="string">
            <text:p>Median - Cost ($)</text:p>
          </table:table-cell>
          <table:table-cell table:style-name="ce18" office:value-type="string" calcext:value-type="string">
            <text:p>Median - Transfer Size (GB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Pareto</text:p>
          </table:table-cell>
          <table:table-cell office:value-type="float" office:value="189.2995" calcext:value-type="float">
            <text:p>189.2995</text:p>
          </table:table-cell>
          <table:table-cell office:value-type="float" office:value="0.142234762943359" calcext:value-type="float">
            <text:p>0.142234762943359</text:p>
          </table:table-cell>
          <table:table-cell office:value-type="float" office:value="1.28746032714844" calcext:value-type="float">
            <text:p>1.2874603271484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Pareto</text:p>
          </table:table-cell>
          <table:table-cell office:value-type="float" office:value="682.4535" calcext:value-type="float">
            <text:p>682.4535</text:p>
          </table:table-cell>
          <table:table-cell office:value-type="float" office:value="0.710793917557007" calcext:value-type="float">
            <text:p>0.710793917557007</text:p>
          </table:table-cell>
          <table:table-cell office:value-type="float" office:value="6.51776790618897" calcext:value-type="float">
            <text:p>6.51776790618897</text:p>
          </table:table-cell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Pareto</text:p>
          </table:table-cell>
          <table:table-cell table:style-name="ce12" office:value-type="float" office:value="1253.875" calcext:value-type="float">
            <text:p>1253.875</text:p>
          </table:table-cell>
          <table:table-cell table:style-name="ce16" office:value-type="float" office:value="1.41165834911401" calcext:value-type="float">
            <text:p>1.41165834911401</text:p>
          </table:table-cell>
          <table:table-cell table:style-name="ce20" office:value-type="float" office:value="13.0355358123779" calcext:value-type="float">
            <text:p>13.0355358123779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E5" table:buttons="'Pivot Table_out_1'.A2 'Pivot Table_out_1'.B2 'Pivot Table_out_1'.C1" table:grand-total="none" table:show-filter-button="false">
          <table:source-cell-range table:cell-range-address="out.A1:out.G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lectivity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5" table:display="true" table:show-details="true"/>
                <table:data-pilot-member table:name="0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Paret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median">
            <table:data-pilot-level table:show-empty="false" calcext:repeat-item-labels="false">
              <table:data-pilot-members>
                <table:data-pilot-member table:name="145.086" table:display="true" table:show-details="true"/>
                <table:data-pilot-member table:name="233.513" table:display="true" table:show-details="true"/>
                <table:data-pilot-member table:name="619.674" table:display="true" table:show-details="true"/>
                <table:data-pilot-member table:name="745.233" table:display="true" table:show-details="true"/>
                <table:data-pilot-member table:name="1192.02" table:display="true" table:show-details="true"/>
                <table:data-pilot-member table:name="1315.7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median">
            <table:data-pilot-level table:show-empty="false" calcext:repeat-item-labels="false">
              <table:data-pilot-members>
                <table:data-pilot-member table:name="0.141841895443359" table:display="true" table:show-details="true"/>
                <table:data-pilot-member table:name="0.142627630443359" table:display="true" table:show-details="true"/>
                <table:data-pilot-member table:name="0.710783396557007" table:display="true" table:show-details="true"/>
                <table:data-pilot-member table:name="0.710804438557007" table:display="true" table:show-details="true"/>
                <table:data-pilot-member table:name="1.41132802311401" table:display="true" table:show-details="true"/>
                <table:data-pilot-member table:name="1.411988675114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fer Size (GB)" table:orientation="data" table:used-hierarchy="0" table:function="median">
            <table:data-pilot-level table:show-empty="false" calcext:repeat-item-labels="false">
              <table:data-pilot-members>
                <table:data-pilot-member table:name="1.28746032714844" table:display="true" table:show-details="true"/>
                <table:data-pilot-member table:name="6.51776790618897" table:display="true" table:show-details="true"/>
                <table:data-pilot-member table:name="13.035535812377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28T12:14:44.524217802</dc:date>
    <meta:editing-duration>PT50S</meta:editing-duration>
    <meta:editing-cycles>1</meta:editing-cycles>
    <meta:document-statistic meta:table-count="2" meta:cell-count="70" meta:object-count="0"/>
    <meta:generator>LibreOffice/7.2.4.1$MacOSX_X86_64 LibreOffice_project/27d75539669ac387bb498e35313b970b7fe9c4f9</meta:generator>
  </office:meta>
</office:document-meta>
</file>